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56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39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1.2929in"/>
    </style:style>
    <style:style style:name="co8" style:family="table-column">
      <style:table-column-properties fo:break-before="auto" style:column-width="1.1854in"/>
    </style:style>
    <style:style style:name="co9" style:family="table-column">
      <style:table-column-properties fo:break-before="auto" style:column-width="0.9244in"/>
    </style:style>
    <style:style style:name="co10" style:family="table-column">
      <style:table-column-properties fo:break-before="auto" style:column-width="3.5917in"/>
    </style:style>
    <style:style style:name="co11" style:family="table-column">
      <style:table-column-properties fo:break-before="auto" style:column-width="1.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7"/>
        <table:table-column table:style-name="co8" table:default-cell-style-name="ce8"/>
        <table:table-column table:style-name="co9" table:default-cell-style-name="ce10"/>
        <table:table-column table:style-name="co10" table:default-cell-style-name="ce1"/>
        <table:table-column table:style-name="co11" table:default-cell-style-name="ce2"/>
        <table:table-row table:style-name="ro1" table:number-rows-repeated="3">
          <table:table-cell table:style-name="Default" table:number-columns-repeated="11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Val1 R2</text:p>
          </table:table-cell>
          <table:table-cell office:value-type="string" calcext:value-type="string">
            <text:p>Val2 R2</text:p>
          </table:table-cell>
          <table:table-cell office:value-type="string" calcext:value-type="string">
            <text:p>Val3 R2</text:p>
          </table:table-cell>
          <table:table-cell office:value-type="string" calcext:value-type="string">
            <text:p>Val4 R2</text:p>
          </table:table-cell>
          <table:table-cell office:value-type="string" calcext:value-type="string">
            <text:p>Val5 R2</text:p>
          </table:table-cell>
          <table:table-cell table:style-name="ce6" office:value-type="string" calcext:value-type="string">
            <text:p>Average Val R2</text:p>
          </table:table-cell>
          <table:table-cell office:value-type="string" calcext:value-type="string">
            <text:p>Train R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del Descrip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style-name="ce6" table:formula="of:=AVERAGE([.B5:.F5])" office:value-type="string" office:string-value="" calcext:value-type="error">
            <text:p>#DIV/0!</text:p>
          </table:table-cell>
          <table:table-cell office:value-type="string" calcext:value-type="string">
            <text:p>0 (No prediction)</text:p>
          </table:table-cell>
          <table:table-cell office:value-type="float" office:value="1.16777" calcext:value-type="float">
            <text:p>1.16777</text:p>
          </table:table-cell>
          <table:table-cell office:value-type="string" calcext:value-type="string">
            <text:p>Last month sales as output, 0 if no sales in past mon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5638" calcext:value-type="float">
            <text:p>0.145638</text:p>
          </table:table-cell>
          <table:table-cell office:value-type="float" office:value="0.188912" calcext:value-type="float">
            <text:p>0.188912</text:p>
          </table:table-cell>
          <table:table-cell office:value-type="float" office:value="0.380407" calcext:value-type="float">
            <text:p>0.380407</text:p>
          </table:table-cell>
          <table:table-cell office:value-type="float" office:value="0.416311" calcext:value-type="float">
            <text:p>0.416311</text:p>
          </table:table-cell>
          <table:table-cell office:value-type="float" office:value="0.363897" calcext:value-type="float">
            <text:p>0.363897</text:p>
          </table:table-cell>
          <table:table-cell table:formula="of:=AVERAGE([.B6:.F6])" office:value-type="float" office:value="0.299033" calcext:value-type="float">
            <text:p>0.299033</text:p>
          </table:table-cell>
          <table:table-cell office:value-type="float" office:value="0.004286" calcext:value-type="float">
            <text:p>0.004286</text:p>
          </table:table-cell>
          <table:table-cell office:value-type="float" office:value="1.20891" calcext:value-type="float">
            <text:p>1.20891</text:p>
          </table:table-cell>
          <table:table-cell office:value-type="string" calcext:value-type="string">
            <text:p>LGBM using all previous sales for all shops and item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1174" calcext:value-type="float">
            <text:p>0.081174</text:p>
          </table:table-cell>
          <table:table-cell office:value-type="float" office:value="0.035207" calcext:value-type="float">
            <text:p>0.035207</text:p>
          </table:table-cell>
          <table:table-cell office:value-type="float" office:value="0.274872" calcext:value-type="float">
            <text:p>0.274872</text:p>
          </table:table-cell>
          <table:table-cell office:value-type="float" office:value="0.277028" calcext:value-type="float">
            <text:p>0.277028</text:p>
          </table:table-cell>
          <table:table-cell office:value-type="float" office:value="0.316012" calcext:value-type="float">
            <text:p>0.316012</text:p>
          </table:table-cell>
          <table:table-cell table:formula="of:=AVERAGE([.B7:.F7])" office:value-type="float" office:value="0.1968586" calcext:value-type="float">
            <text:p>0.1968586</text:p>
          </table:table-cell>
          <table:table-cell office:value-type="float" office:value="0.158638" calcext:value-type="float">
            <text:p>0.158638</text:p>
          </table:table-cell>
          <table:table-cell office:value-type="float" office:value="1.11829" calcext:value-type="float">
            <text:p>1.11829</text:p>
          </table:table-cell>
          <table:table-cell office:value-type="string" calcext:value-type="string">
            <text:p>Added 1 month lag featur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0577" calcext:value-type="float">
            <text:p>0.100577</text:p>
          </table:table-cell>
          <table:table-cell office:value-type="float" office:value="0.04658" calcext:value-type="float">
            <text:p>0.04658</text:p>
          </table:table-cell>
          <table:table-cell office:value-type="float" office:value="0.332103" calcext:value-type="float">
            <text:p>0.332103</text:p>
          </table:table-cell>
          <table:table-cell office:value-type="float" office:value="0.412234" calcext:value-type="float">
            <text:p>0.412234</text:p>
          </table:table-cell>
          <table:table-cell office:value-type="float" office:value="0.356691" calcext:value-type="float">
            <text:p>0.356691</text:p>
          </table:table-cell>
          <table:table-cell table:formula="of:=AVERAGE([.B8:.F8])" office:value-type="float" office:value="0.249637" calcext:value-type="float">
            <text:p>0.249637</text:p>
          </table:table-cell>
          <table:table-cell office:value-type="float" office:value="0.192795" calcext:value-type="float">
            <text:p>0.192795</text:p>
          </table:table-cell>
          <table:table-cell office:value-type="float" office:value="1.09594" calcext:value-type="float">
            <text:p>1.09594</text:p>
          </table:table-cell>
          <table:table-cell office:value-type="string" calcext:value-type="string">
            <text:p>Added 1, 2, 3 and 12 months lag featur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346" calcext:value-type="float">
            <text:p>0.11346</text:p>
          </table:table-cell>
          <table:table-cell office:value-type="float" office:value="0.047766" calcext:value-type="float">
            <text:p>0.047766</text:p>
          </table:table-cell>
          <table:table-cell office:value-type="float" office:value="0.343891" calcext:value-type="float">
            <text:p>0.343891</text:p>
          </table:table-cell>
          <table:table-cell office:value-type="float" office:value="0.417466" calcext:value-type="float">
            <text:p>0.417466</text:p>
          </table:table-cell>
          <table:table-cell office:value-type="float" office:value="0.359447" calcext:value-type="float">
            <text:p>0.359447</text:p>
          </table:table-cell>
          <table:table-cell table:formula="of:=AVERAGE([.B9:.F9])" office:value-type="float" office:value="0.256406" calcext:value-type="float">
            <text:p>0.256406</text:p>
          </table:table-cell>
          <table:table-cell office:value-type="float" office:value="0.199699" calcext:value-type="float">
            <text:p>0.199699</text:p>
          </table:table-cell>
          <table:table-cell office:value-type="float" office:value="1.0808" calcext:value-type="float">
            <text:p>1.0808</text:p>
          </table:table-cell>
          <table:table-cell office:value-type="string" calcext:value-type="string">
            <text:p>Added item category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53068" calcext:value-type="float">
            <text:p>-0.053068</text:p>
          </table:table-cell>
          <table:table-cell office:value-type="float" office:value="0.141063" calcext:value-type="float">
            <text:p>0.141063</text:p>
          </table:table-cell>
          <table:table-cell office:value-type="float" office:value="0.657739" calcext:value-type="float">
            <text:p>0.657739</text:p>
          </table:table-cell>
          <table:table-cell office:value-type="float" office:value="0.481552" calcext:value-type="float">
            <text:p>0.481552</text:p>
          </table:table-cell>
          <table:table-cell table:style-name="ce3" office:value-type="float" office:value="0.484855" calcext:value-type="float">
            <text:p>0.484855</text:p>
          </table:table-cell>
          <table:table-cell table:formula="of:=AVERAGE([.B10:.F10])" office:value-type="float" office:value="0.3424282" calcext:value-type="float">
            <text:p>0.3424282</text:p>
          </table:table-cell>
          <table:table-cell table:style-name="ce9" office:value-type="float" office:value="0.914851" calcext:value-type="float">
            <text:p>0.914851</text:p>
          </table:table-cell>
          <table:table-cell table:style-name="ce11" office:value-type="float" office:value="1.18278" calcext:value-type="float">
            <text:p>1.18278</text:p>
          </table:table-cell>
          <table:table-cell office:value-type="string" calcext:value-type="string">
            <text:p>Default RF – Train overfit ?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0.226058" calcext:value-type="float">
            <text:p>0.226058</text:p>
          </table:table-cell>
          <table:table-cell table:style-name="ce3" office:value-type="float" office:value="0.135121" calcext:value-type="float">
            <text:p>0.135121</text:p>
          </table:table-cell>
          <table:table-cell table:style-name="ce3" office:value-type="float" office:value="0.682051" calcext:value-type="float">
            <text:p>0.682051</text:p>
          </table:table-cell>
          <table:table-cell table:style-name="ce3" office:value-type="float" office:value="0.734134" calcext:value-type="float">
            <text:p>0.734134</text:p>
          </table:table-cell>
          <table:table-cell table:style-name="ce3" office:value-type="float" office:value="0.541632" calcext:value-type="float">
            <text:p>0.541632</text:p>
          </table:table-cell>
          <table:table-cell table:formula="of:=AVERAGE([.B11:.F11])" office:value-type="float" office:value="0.4637992" calcext:value-type="float">
            <text:p>0.4637992</text:p>
          </table:table-cell>
          <table:table-cell table:style-name="ce9" office:value-type="float" office:value="0.462849" calcext:value-type="float">
            <text:p>0.462849</text:p>
          </table:table-cell>
          <table:table-cell table:style-name="ce11" office:value-type="float" office:value="4.49484" calcext:value-type="float">
            <text:p>4.49484</text:p>
          </table:table-cell>
          <table:table-cell office:value-type="string" calcext:value-type="string">
            <text:p>Logistic regression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0.102363" calcext:value-type="float">
            <text:p>0.102363</text:p>
          </table:table-cell>
          <table:table-cell table:style-name="ce3" office:value-type="float" office:value="0.049052" calcext:value-type="float">
            <text:p>0.049052</text:p>
          </table:table-cell>
          <table:table-cell table:style-name="ce3" office:value-type="float" office:value="0.296793" calcext:value-type="float">
            <text:p>0.296793</text:p>
          </table:table-cell>
          <table:table-cell table:style-name="ce3" office:value-type="float" office:value="0.344044" calcext:value-type="float">
            <text:p>0.344044</text:p>
          </table:table-cell>
          <table:table-cell table:style-name="ce3" office:value-type="float" office:value="0.303069" calcext:value-type="float">
            <text:p>0.303069</text:p>
          </table:table-cell>
          <table:table-cell table:formula="of:=AVERAGE([.B12:.F12])" office:value-type="float" office:value="0.2190642" calcext:value-type="float">
            <text:p>0.2190642</text:p>
          </table:table-cell>
          <table:table-cell table:style-name="ce9" office:value-type="float" office:value="0.180812" calcext:value-type="float">
            <text:p>0.180812</text:p>
          </table:table-cell>
          <table:table-cell table:style-name="ce11" office:value-type="float" office:value="1.07406" calcext:value-type="float">
            <text:p>1.07406</text:p>
          </table:table-cell>
          <table:table-cell office:value-type="string" calcext:value-type="string">
            <text:p>Model 4 plus remove data from 201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float" office:value="0.106982" calcext:value-type="float">
            <text:p>0.106982</text:p>
          </table:table-cell>
          <table:table-cell table:style-name="ce4" office:value-type="float" office:value="0.050037" calcext:value-type="float">
            <text:p>0.050037</text:p>
          </table:table-cell>
          <table:table-cell table:style-name="ce4" office:value-type="float" office:value="0.288651" calcext:value-type="float">
            <text:p>0.288651</text:p>
          </table:table-cell>
          <table:table-cell table:style-name="ce4" office:value-type="float" office:value="0.335876" calcext:value-type="float">
            <text:p>0.335876</text:p>
          </table:table-cell>
          <table:table-cell table:style-name="ce4" office:value-type="float" office:value="0.331265" calcext:value-type="float">
            <text:p>0.331265</text:p>
          </table:table-cell>
          <table:table-cell table:formula="of:=AVERAGE([.B13:.F13])" office:value-type="float" office:value="0.2225622" calcext:value-type="float">
            <text:p>0.2225622</text:p>
          </table:table-cell>
          <table:table-cell table:style-name="ce4" office:value-type="float" office:value="0.184213" calcext:value-type="float">
            <text:p>0.184213</text:p>
          </table:table-cell>
          <table:table-cell table:style-name="ce12" office:value-type="float" office:value="1.072" calcext:value-type="float">
            <text:p>1.072</text:p>
          </table:table-cell>
          <table:table-cell office:value-type="string" calcext:value-type="string">
            <text:p>Model 5 plus lag feature for 4 and 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float" office:value="0.104897" calcext:value-type="float">
            <text:p>0.104897</text:p>
          </table:table-cell>
          <table:table-cell table:style-name="ce5" office:value-type="float" office:value="0.049891" calcext:value-type="float">
            <text:p>0.049891</text:p>
          </table:table-cell>
          <table:table-cell table:style-name="ce5" office:value-type="float" office:value="0.296516" calcext:value-type="float">
            <text:p>0.296516</text:p>
          </table:table-cell>
          <table:table-cell table:style-name="ce5" office:value-type="float" office:value="0.322008" calcext:value-type="float">
            <text:p>0.322008</text:p>
          </table:table-cell>
          <table:table-cell table:style-name="ce5" office:value-type="float" office:value="0.332828" calcext:value-type="float">
            <text:p>0.332828</text:p>
          </table:table-cell>
          <table:table-cell table:formula="of:=AVERAGE([.B14:.F14])" office:value-type="float" office:value="0.221228" calcext:value-type="float">
            <text:p>0.221228</text:p>
          </table:table-cell>
          <table:table-cell table:style-name="ce5" office:value-type="float" office:value="0.183989" calcext:value-type="float">
            <text:p>0.183989</text:p>
          </table:table-cell>
          <table:table-cell table:style-name="ce12" office:value-type="float" office:value="1.06664" calcext:value-type="float">
            <text:p>1.06664</text:p>
          </table:table-cell>
          <table:table-cell office:value-type="string" calcext:value-type="string">
            <text:p>Model 8 plus difference between lag features</text:p>
          </table:table-cell>
          <table:table-cell/>
        </table:table-row>
        <table:table-row table:style-name="ro1" table:number-rows-repeated="2">
          <table:table-cell/>
          <table:table-cell table:style-name="ce3" table:number-columns-repeated="5"/>
          <table:table-cell/>
          <table:table-cell table:style-name="ce9"/>
          <table:table-cell table:style-name="ce11"/>
          <table:table-cell table:number-columns-repeated="2"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Val1 RMSE</text:p>
          </table:table-cell>
          <table:table-cell office:value-type="string" calcext:value-type="string">
            <text:p>Val2 RMSE</text:p>
          </table:table-cell>
          <table:table-cell office:value-type="string" calcext:value-type="string">
            <text:p>Val3 RMSE</text:p>
          </table:table-cell>
          <table:table-cell office:value-type="string" calcext:value-type="string">
            <text:p>Val4 RMSE</text:p>
          </table:table-cell>
          <table:table-cell office:value-type="string" calcext:value-type="string">
            <text:p>Val5 RMSE</text:p>
          </table:table-cell>
          <table:table-cell table:style-name="ce6" office:value-type="string" calcext:value-type="string">
            <text:p>Average Val RMSE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del Descrip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style-name="ce6" table:formula="of:=AVERAGE([.B19:.F19])" office:value-type="string" office:string-value="" calcext:value-type="error">
            <text:p>#DIV/0!</text:p>
          </table:table-cell>
          <table:table-cell office:value-type="string" calcext:value-type="string">
            <text:p>0 (No prediction)</text:p>
          </table:table-cell>
          <table:table-cell office:value-type="float" office:value="1.16777" calcext:value-type="float">
            <text:p>1.16777</text:p>
          </table:table-cell>
          <table:table-cell office:value-type="string" calcext:value-type="string">
            <text:p>Last month sales as output, 0 if no sales in past mon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38386" calcext:value-type="float">
            <text:p>4.938386</text:p>
          </table:table-cell>
          <table:table-cell office:value-type="float" office:value="6.167177" calcext:value-type="float">
            <text:p>6.167177</text:p>
          </table:table-cell>
          <table:table-cell office:value-type="float" office:value="1.759887" calcext:value-type="float">
            <text:p>1.759887</text:p>
          </table:table-cell>
          <table:table-cell office:value-type="float" office:value="1.634063" calcext:value-type="float">
            <text:p>1.634063</text:p>
          </table:table-cell>
          <table:table-cell office:value-type="float" office:value="1.85724" calcext:value-type="float">
            <text:p>1.85724</text:p>
          </table:table-cell>
          <table:table-cell table:formula="of:=AVERAGE([.B20:.F20])" office:value-type="float" office:value="3.2713506" calcext:value-type="float">
            <text:p>3.2713506</text:p>
          </table:table-cell>
          <table:table-cell office:value-type="float" office:value="3.409912" calcext:value-type="float">
            <text:p>3.409912</text:p>
          </table:table-cell>
          <table:table-cell office:value-type="float" office:value="1.20891" calcext:value-type="float">
            <text:p>1.20891</text:p>
          </table:table-cell>
          <table:table-cell office:value-type="string" calcext:value-type="string">
            <text:p>LGBM using all previous sales for all shops and item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21307" calcext:value-type="float">
            <text:p>5.121307</text:p>
          </table:table-cell>
          <table:table-cell office:value-type="float" office:value="6.726196" calcext:value-type="float">
            <text:p>6.726196</text:p>
          </table:table-cell>
          <table:table-cell office:value-type="float" office:value="1.903877" calcext:value-type="float">
            <text:p>1.903877</text:p>
          </table:table-cell>
          <table:table-cell office:value-type="float" office:value="1.818607" calcext:value-type="float">
            <text:p>1.818607</text:p>
          </table:table-cell>
          <table:table-cell office:value-type="float" office:value="1.925877" calcext:value-type="float">
            <text:p>1.925877</text:p>
          </table:table-cell>
          <table:table-cell table:formula="of:=AVERAGE([.B21:.F21])" office:value-type="float" office:value="3.4991728" calcext:value-type="float">
            <text:p>3.4991728</text:p>
          </table:table-cell>
          <table:table-cell office:value-type="float" office:value="3.134494" calcext:value-type="float">
            <text:p>3.134494</text:p>
          </table:table-cell>
          <table:table-cell office:value-type="float" office:value="1.11829" calcext:value-type="float">
            <text:p>1.11829</text:p>
          </table:table-cell>
          <table:table-cell office:value-type="string" calcext:value-type="string">
            <text:p>Added 1 month lag featur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066944" calcext:value-type="float">
            <text:p>5.066944</text:p>
          </table:table-cell>
          <table:table-cell office:value-type="float" office:value="6.686432" calcext:value-type="float">
            <text:p>6.686432</text:p>
          </table:table-cell>
          <table:table-cell office:value-type="float" office:value="1.827201" calcext:value-type="float">
            <text:p>1.827201</text:p>
          </table:table-cell>
          <table:table-cell office:value-type="float" office:value="1.639761" calcext:value-type="float">
            <text:p>1.639761</text:p>
          </table:table-cell>
          <table:table-cell office:value-type="float" office:value="1.86773" calcext:value-type="float">
            <text:p>1.86773</text:p>
          </table:table-cell>
          <table:table-cell table:formula="of:=AVERAGE([.B22:.F22])" office:value-type="float" office:value="3.4176136" calcext:value-type="float">
            <text:p>3.4176136</text:p>
          </table:table-cell>
          <table:table-cell office:value-type="float" office:value="3.070207" calcext:value-type="float">
            <text:p>3.070207</text:p>
          </table:table-cell>
          <table:table-cell office:value-type="float" office:value="1.09594" calcext:value-type="float">
            <text:p>1.09594</text:p>
          </table:table-cell>
          <table:table-cell office:value-type="string" calcext:value-type="string">
            <text:p>Added 1, 2, 3 and 12 months lag featur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030523" calcext:value-type="float">
            <text:p>5.030523</text:p>
          </table:table-cell>
          <table:table-cell office:value-type="float" office:value="6.682272" calcext:value-type="float">
            <text:p>6.682272</text:p>
          </table:table-cell>
          <table:table-cell office:value-type="float" office:value="1.811004" calcext:value-type="float">
            <text:p>1.811004</text:p>
          </table:table-cell>
          <table:table-cell office:value-type="float" office:value="1.632446" calcext:value-type="float">
            <text:p>1.632446</text:p>
          </table:table-cell>
          <table:table-cell office:value-type="float" office:value="1.863724" calcext:value-type="float">
            <text:p>1.863724</text:p>
          </table:table-cell>
          <table:table-cell table:formula="of:=AVERAGE([.B23:.F23])" office:value-type="float" office:value="3.4039938" calcext:value-type="float">
            <text:p>3.4039938</text:p>
          </table:table-cell>
          <table:table-cell office:value-type="float" office:value="3.057051" calcext:value-type="float">
            <text:p>3.057051</text:p>
          </table:table-cell>
          <table:table-cell office:value-type="float" office:value="1.0808" calcext:value-type="float">
            <text:p>1.0808</text:p>
          </table:table-cell>
          <table:table-cell office:value-type="string" calcext:value-type="string">
            <text:p>Added item category</text:p>
          </table:table-cell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.482673" calcext:value-type="float">
            <text:p>5.482673</text:p>
          </table:table-cell>
          <table:table-cell office:value-type="float" office:value="6.346483" calcext:value-type="float">
            <text:p>6.346483</text:p>
          </table:table-cell>
          <table:table-cell office:value-type="float" office:value="1.308007" calcext:value-type="float">
            <text:p>1.308007</text:p>
          </table:table-cell>
          <table:table-cell office:value-type="float" office:value="1.540037" calcext:value-type="float">
            <text:p>1.540037</text:p>
          </table:table-cell>
          <table:table-cell table:style-name="ce3" office:value-type="float" office:value="1.671356" calcext:value-type="float">
            <text:p>1.671356</text:p>
          </table:table-cell>
          <table:table-cell table:formula="of:=AVERAGE([.B24:.F24])" office:value-type="float" office:value="3.2697112" calcext:value-type="float">
            <text:p>3.2697112</text:p>
          </table:table-cell>
          <table:table-cell table:style-name="ce9" office:value-type="float" office:value="0.997159" calcext:value-type="float">
            <text:p>0.997159</text:p>
          </table:table-cell>
          <table:table-cell table:style-name="ce11" office:value-type="float" office:value="1.18278" calcext:value-type="float">
            <text:p>1.18278</text:p>
          </table:table-cell>
          <table:table-cell office:value-type="string" calcext:value-type="string">
            <text:p>Default RF – Train overfit ?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4.700222" calcext:value-type="float">
            <text:p>4.700222</text:p>
          </table:table-cell>
          <table:table-cell table:style-name="ce3" office:value-type="float" office:value="6.368395" calcext:value-type="float">
            <text:p>6.368395</text:p>
          </table:table-cell>
          <table:table-cell table:style-name="ce3" office:value-type="float" office:value="1.260696" calcext:value-type="float">
            <text:p>1.260696</text:p>
          </table:table-cell>
          <table:table-cell table:style-name="ce3" office:value-type="float" office:value="1.102832" calcext:value-type="float">
            <text:p>1.102832</text:p>
          </table:table-cell>
          <table:table-cell table:style-name="ce3" office:value-type="float" office:value="1.576564" calcext:value-type="float">
            <text:p>1.576564</text:p>
          </table:table-cell>
          <table:table-cell table:formula="of:=AVERAGE([.B25:.F25])" office:value-type="float" office:value="3.0017418" calcext:value-type="float">
            <text:p>3.0017418</text:p>
          </table:table-cell>
          <table:table-cell table:style-name="ce9" office:value-type="float" office:value="2.504517" calcext:value-type="float">
            <text:p>2.504517</text:p>
          </table:table-cell>
          <table:table-cell table:style-name="ce11" office:value-type="float" office:value="4.49484" calcext:value-type="float">
            <text:p>4.49484</text:p>
          </table:table-cell>
          <table:table-cell office:value-type="string" calcext:value-type="string">
            <text:p>Logistic regression</text:p>
          </table:table-cell>
          <table:table-cell table:style-name="Default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5.061911" calcext:value-type="float">
            <text:p>5.061911</text:p>
          </table:table-cell>
          <table:table-cell table:style-name="ce3" office:value-type="float" office:value="6.677759" calcext:value-type="float">
            <text:p>6.677759</text:p>
          </table:table-cell>
          <table:table-cell table:style-name="ce3" office:value-type="float" office:value="1.874878" calcext:value-type="float">
            <text:p>1.874878</text:p>
          </table:table-cell>
          <table:table-cell table:style-name="ce3" office:value-type="float" office:value="1.73227" calcext:value-type="float">
            <text:p>1.73227</text:p>
          </table:table-cell>
          <table:table-cell table:style-name="ce3" office:value-type="float" office:value="1.944012" calcext:value-type="float">
            <text:p>1.944012</text:p>
          </table:table-cell>
          <table:table-cell table:formula="of:=AVERAGE([.B26:.F26])" office:value-type="float" office:value="3.458166" calcext:value-type="float">
            <text:p>3.458166</text:p>
          </table:table-cell>
          <table:table-cell table:style-name="ce9" office:value-type="float" office:value="3.27193" calcext:value-type="float">
            <text:p>3.27193</text:p>
          </table:table-cell>
          <table:table-cell table:style-name="ce11" office:value-type="float" office:value="1.07406" calcext:value-type="float">
            <text:p>1.07406</text:p>
          </table:table-cell>
          <table:table-cell office:value-type="string" calcext:value-type="string">
            <text:p>Model 4 plus remove data from 2013</text:p>
          </table:table-cell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5.048869" calcext:value-type="float">
            <text:p>5.048869</text:p>
          </table:table-cell>
          <table:table-cell table:style-name="ce4" office:value-type="float" office:value="6.674299" calcext:value-type="float">
            <text:p>6.674299</text:p>
          </table:table-cell>
          <table:table-cell table:style-name="ce4" office:value-type="float" office:value="1.885702" calcext:value-type="float">
            <text:p>1.885702</text:p>
          </table:table-cell>
          <table:table-cell table:style-name="ce4" office:value-type="float" office:value="1.743022" calcext:value-type="float">
            <text:p>1.743022</text:p>
          </table:table-cell>
          <table:table-cell table:style-name="ce4" office:value-type="float" office:value="1.904281" calcext:value-type="float">
            <text:p>1.904281</text:p>
          </table:table-cell>
          <table:table-cell table:formula="of:=AVERAGE([.B27:.F27])" office:value-type="float" office:value="3.4512346" calcext:value-type="float">
            <text:p>3.4512346</text:p>
          </table:table-cell>
          <table:table-cell table:style-name="ce4" office:value-type="float" office:value="3.265131" calcext:value-type="float">
            <text:p>3.265131</text:p>
          </table:table-cell>
          <table:table-cell table:style-name="ce12" office:value-type="float" office:value="1.072" calcext:value-type="float">
            <text:p>1.072</text:p>
          </table:table-cell>
          <table:table-cell office:value-type="string" calcext:value-type="string">
            <text:p>Model 5 plus lag feature for 4 and 5</text:p>
          </table:table-cell>
          <table:table-cell table:style-name="Default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float" office:value="5.054761" calcext:value-type="float">
            <text:p>5.054761</text:p>
          </table:table-cell>
          <table:table-cell table:style-name="ce5" office:value-type="float" office:value="6.674814" calcext:value-type="float">
            <text:p>6.674814</text:p>
          </table:table-cell>
          <table:table-cell table:style-name="ce5" office:value-type="float" office:value="1.875247" calcext:value-type="float">
            <text:p>1.875247</text:p>
          </table:table-cell>
          <table:table-cell table:style-name="ce5" office:value-type="float" office:value="1.761126" calcext:value-type="float">
            <text:p>1.761126</text:p>
          </table:table-cell>
          <table:table-cell table:style-name="ce5" office:value-type="float" office:value="1.902056" calcext:value-type="float">
            <text:p>1.902056</text:p>
          </table:table-cell>
          <table:table-cell table:formula="of:=AVERAGE([.B28:.F28])" office:value-type="float" office:value="3.4536008" calcext:value-type="float">
            <text:p>3.4536008</text:p>
          </table:table-cell>
          <table:table-cell table:style-name="ce5" office:value-type="float" office:value="3.265578" calcext:value-type="float">
            <text:p>3.265578</text:p>
          </table:table-cell>
          <table:table-cell table:style-name="ce12" office:value-type="float" office:value="1.06664" calcext:value-type="float">
            <text:p>1.06664</text:p>
          </table:table-cell>
          <table:table-cell office:value-type="string" calcext:value-type="string">
            <text:p>Model 8 plus difference between lag features</text:p>
          </table:table-cell>
          <table:table-cell table:style-name="Default"/>
        </table:table-row>
        <table:table-row table:style-name="ro1" table:number-rows-repeated="3">
          <table:table-cell table:number-columns-repeated="6"/>
          <table:table-cell table:style-name="ce1" table:number-columns-repeated="3"/>
          <table:table-cell/>
          <table:table-cell table:style-name="Default"/>
        </table:table-row>
        <table:table-row table:style-name="ro1" table:number-rows-repeated="5">
          <table:table-cell table:style-name="ce2" table:number-columns-repeated="10"/>
          <table:table-cell table:style-name="Default"/>
        </table:table-row>
        <table:table-row table:style-name="ro1">
          <table:table-cell table:style-name="ce2" table:number-columns-repeated="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6:43:33.604137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viator </meta:initial-creator>
    <meta:creation-date>2017-12-15T20:20:19.921835407</meta:creation-date>
    <dc:date>2017-12-18T17:16:02.922775410</dc:date>
    <dc:creator>maviator </dc:creator>
    <meta:editing-duration>PT16H7M53S</meta:editing-duration>
    <meta:editing-cycles>15</meta:editing-cycles>
    <meta:generator>LibreOffice/4.2.8.2$Linux_X86_64 LibreOffice_project/420m0$Build-2</meta:generator>
    <meta:document-statistic meta:table-count="1" meta:cell-count="210" meta:object-count="0"/>
  </office:meta>
</office:document-meta>
</file>